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b85f" officeooo:paragraph-rsid="0011b85f"/>
    </style:style>
    <style:style style:name="P2" style:family="paragraph" style:parent-style-name="Standard">
      <style:text-properties officeooo:rsid="0011b85f" officeooo:paragraph-rsid="00222924"/>
    </style:style>
    <style:style style:name="P3" style:family="paragraph" style:parent-style-name="Standard">
      <style:text-properties officeooo:rsid="0011b85f" officeooo:paragraph-rsid="003121ef"/>
    </style:style>
    <style:style style:name="P4" style:family="paragraph" style:parent-style-name="Standard">
      <style:text-properties fo:font-weight="bold" officeooo:rsid="001ca212" officeooo:paragraph-rsid="001ca212" style:font-weight-asian="bold" style:font-weight-complex="bold"/>
    </style:style>
    <style:style style:name="P5" style:family="paragraph" style:parent-style-name="Standard">
      <style:text-properties fo:font-weight="bold" officeooo:rsid="0039caab" officeooo:paragraph-rsid="0039caab" style:font-weight-asian="bold" style:font-weight-complex="bold"/>
    </style:style>
    <style:style style:name="P6" style:family="paragraph" style:parent-style-name="Standard">
      <style:text-properties fo:font-weight="bold" officeooo:rsid="003f9c0e" officeooo:paragraph-rsid="004088f0" style:font-weight-asian="bold" style:font-weight-complex="bold"/>
    </style:style>
    <style:style style:name="P7" style:family="paragraph" style:parent-style-name="Standard">
      <style:text-properties fo:font-weight="bold" officeooo:rsid="005d9281" officeooo:paragraph-rsid="005d9281" style:font-weight-asian="bold" style:font-weight-complex="bold"/>
    </style:style>
    <style:style style:name="P8" style:family="paragraph" style:parent-style-name="Standard">
      <style:text-properties fo:font-weight="normal" officeooo:rsid="00380477" officeooo:paragraph-rsid="00380477" style:font-weight-asian="normal" style:font-weight-complex="normal"/>
    </style:style>
    <style:style style:name="P9" style:family="paragraph" style:parent-style-name="Standard">
      <style:text-properties fo:font-weight="normal" officeooo:rsid="005d9281" officeooo:paragraph-rsid="005d9281" style:font-weight-asian="normal" style:font-weight-complex="normal"/>
    </style:style>
    <style:style style:name="P10" style:family="paragraph" style:parent-style-name="Standard">
      <style:text-properties officeooo:rsid="003f9c0e" officeooo:paragraph-rsid="003f9c0e"/>
    </style:style>
    <style:style style:name="P11" style:family="paragraph" style:parent-style-name="Standard">
      <style:text-properties officeooo:rsid="00151396" officeooo:paragraph-rsid="003121ef"/>
    </style:style>
    <style:style style:name="P12" style:family="paragraph" style:parent-style-name="Standard">
      <style:paragraph-properties fo:break-before="page"/>
      <style:text-properties fo:font-weight="bold" officeooo:rsid="003f9c0e" officeooo:paragraph-rsid="003f9c0e" style:font-weight-asian="bold" style:font-weight-complex="bold"/>
    </style:style>
    <style:style style:name="P13" style:family="paragraph" style:parent-style-name="Standard" style:list-style-name="L1">
      <style:text-properties fo:font-weight="normal" officeooo:rsid="004088f0" officeooo:paragraph-rsid="004088f0" style:font-weight-asian="normal" style:font-weight-complex="normal"/>
    </style:style>
    <style:style style:name="P14" style:family="paragraph" style:parent-style-name="Standard" style:list-style-name="L1">
      <style:text-properties fo:font-weight="normal" officeooo:rsid="004781b9" officeooo:paragraph-rsid="004781b9" style:font-weight-asian="normal" style:font-weight-complex="normal"/>
    </style:style>
    <style:style style:name="P15" style:family="paragraph" style:parent-style-name="Standard" style:list-style-name="L1">
      <style:text-properties fo:font-weight="normal" officeooo:rsid="00484ca9" officeooo:paragraph-rsid="00484ca9" style:font-weight-asian="normal" style:font-weight-complex="normal"/>
    </style:style>
    <style:style style:name="P16" style:family="paragraph" style:parent-style-name="Standard" style:list-style-name="L1">
      <style:text-properties fo:font-weight="normal" officeooo:rsid="004c02b9" officeooo:paragraph-rsid="004c02b9" style:font-weight-asian="normal" style:font-weight-complex="normal"/>
    </style:style>
    <style:style style:name="P17" style:family="paragraph" style:parent-style-name="Standard" style:list-style-name="L1">
      <style:text-properties fo:font-weight="normal" officeooo:rsid="004cd550" officeooo:paragraph-rsid="004cd550" style:font-weight-asian="normal" style:font-weight-complex="normal"/>
    </style:style>
    <style:style style:name="P18" style:family="paragraph" style:parent-style-name="Standard" style:list-style-name="L1">
      <style:text-properties fo:font-weight="normal" officeooo:rsid="0042df06" officeooo:paragraph-rsid="0042df06" style:font-weight-asian="normal" style:font-weight-complex="normal"/>
    </style:style>
    <style:style style:name="P19" style:family="paragraph" style:parent-style-name="Standard" style:list-style-name="L1">
      <style:text-properties fo:font-weight="normal" officeooo:rsid="004597ac" officeooo:paragraph-rsid="004597ac" style:font-weight-asian="normal" style:font-weight-complex="normal"/>
    </style:style>
    <style:style style:name="P20" style:family="paragraph" style:parent-style-name="Standard" style:list-style-name="L1">
      <style:text-properties fo:font-weight="normal" officeooo:rsid="0077a4db" officeooo:paragraph-rsid="0077a4db" style:font-weight-asian="normal" style:font-weight-complex="normal"/>
    </style:style>
    <style:style style:name="P21" style:family="paragraph" style:parent-style-name="Standard" style:list-style-name="L1">
      <style:text-properties fo:font-weight="normal" officeooo:rsid="004b81f7" officeooo:paragraph-rsid="00520b64" style:font-weight-asian="normal" style:font-weight-complex="normal"/>
    </style:style>
    <style:style style:name="P22" style:family="paragraph" style:parent-style-name="Standard" style:list-style-name="L1">
      <style:text-properties fo:font-weight="normal" officeooo:rsid="004d5c45" officeooo:paragraph-rsid="004d5c45" style:font-weight-asian="normal" style:font-weight-complex="normal"/>
    </style:style>
    <style:style style:name="P23" style:family="paragraph" style:parent-style-name="Standard" style:list-style-name="L1">
      <style:text-properties fo:font-weight="normal" officeooo:rsid="0053284d" officeooo:paragraph-rsid="0053284d" style:font-weight-asian="normal" style:font-weight-complex="normal"/>
    </style:style>
    <style:style style:name="P24" style:family="paragraph" style:parent-style-name="Standard" style:list-style-name="L1">
      <style:text-properties fo:font-weight="normal" officeooo:rsid="005c509b" officeooo:paragraph-rsid="005c509b" style:font-weight-asian="normal" style:font-weight-complex="normal"/>
    </style:style>
    <style:style style:name="P25" style:family="paragraph" style:parent-style-name="Standard" style:list-style-name="L1">
      <style:text-properties fo:font-weight="normal" officeooo:rsid="00567c97" officeooo:paragraph-rsid="00567c97" style:font-weight-asian="normal" style:font-weight-complex="normal"/>
    </style:style>
    <style:style style:name="P26" style:family="paragraph" style:parent-style-name="Standard" style:list-style-name="L1">
      <style:text-properties fo:font-weight="normal" officeooo:rsid="004f0fe4" officeooo:paragraph-rsid="004f0fe4" style:font-weight-asian="normal" style:font-weight-complex="normal"/>
    </style:style>
    <style:style style:name="P27" style:family="paragraph" style:parent-style-name="Standard" style:list-style-name="L1">
      <style:text-properties officeooo:rsid="004781b9" officeooo:paragraph-rsid="004781b9"/>
    </style:style>
    <style:style style:name="P28" style:family="paragraph" style:parent-style-name="Standard" style:list-style-name="L1">
      <style:text-properties officeooo:rsid="00427cc6" officeooo:paragraph-rsid="00427cc6"/>
    </style:style>
    <style:style style:name="P29" style:family="paragraph" style:parent-style-name="Standard" style:list-style-name="L1">
      <style:text-properties officeooo:rsid="0042df06" officeooo:paragraph-rsid="0058ddbc"/>
    </style:style>
    <style:style style:name="P30" style:family="paragraph" style:parent-style-name="Standard" style:list-style-name="L1">
      <style:text-properties officeooo:rsid="00490a29" officeooo:paragraph-rsid="00490a29"/>
    </style:style>
    <style:style style:name="P31" style:family="paragraph" style:parent-style-name="Standard" style:list-style-name="L1">
      <style:text-properties officeooo:rsid="0060c47e" officeooo:paragraph-rsid="0060c47e"/>
    </style:style>
    <style:style style:name="P32" style:family="paragraph" style:parent-style-name="Standard" style:list-style-name="L1">
      <style:text-properties officeooo:rsid="00520b64" officeooo:paragraph-rsid="00520b64"/>
    </style:style>
    <style:style style:name="P33" style:family="paragraph" style:parent-style-name="Standard" style:list-style-name="L1">
      <style:text-properties officeooo:rsid="0050e1cb" officeooo:paragraph-rsid="0050e1cb"/>
    </style:style>
    <style:style style:name="P34" style:family="paragraph" style:parent-style-name="Standard" style:list-style-name="L1">
      <style:text-properties officeooo:rsid="00815064" officeooo:paragraph-rsid="00815064"/>
    </style:style>
    <style:style style:name="T1" style:family="text">
      <style:text-properties officeooo:rsid="00151396"/>
    </style:style>
    <style:style style:name="T2" style:family="text">
      <style:text-properties fo:font-weight="normal" style:font-weight-asian="normal" style:font-weight-complex="normal"/>
    </style:style>
    <style:style style:name="T3" style:family="text">
      <style:text-properties fo:font-weight="normal" officeooo:rsid="003fbcea" style:font-weight-asian="normal" style:font-weight-complex="normal"/>
    </style:style>
    <style:style style:name="T4" style:family="text">
      <style:text-properties fo:font-weight="normal" officeooo:rsid="004088f0" style:font-weight-asian="normal" style:font-weight-complex="normal"/>
    </style:style>
    <style:style style:name="T5" style:family="text">
      <style:text-properties fo:font-weight="normal" officeooo:rsid="004a20de" style:font-weight-asian="normal" style:font-weight-complex="normal"/>
    </style:style>
    <style:style style:name="T6" style:family="text">
      <style:text-properties fo:font-weight="normal" officeooo:rsid="004b81f7" style:font-weight-asian="normal" style:font-weight-complex="normal"/>
    </style:style>
    <style:style style:name="T7" style:family="text">
      <style:text-properties fo:font-weight="normal" officeooo:rsid="00520b64" style:font-weight-asian="normal" style:font-weight-complex="normal"/>
    </style:style>
    <style:style style:name="T8" style:family="text">
      <style:text-properties fo:font-weight="normal" officeooo:rsid="0054dfd9" style:font-weight-asian="normal" style:font-weight-complex="normal"/>
    </style:style>
    <style:style style:name="T9" style:family="text">
      <style:text-properties fo:font-weight="normal" officeooo:rsid="0056551a" style:font-weight-asian="normal" style:font-weight-complex="normal"/>
    </style:style>
    <style:style style:name="T10" style:family="text">
      <style:text-properties fo:font-weight="normal" officeooo:rsid="0058ddbc" style:font-weight-asian="normal" style:font-weight-complex="normal"/>
    </style:style>
    <style:style style:name="T11" style:family="text">
      <style:text-properties fo:font-weight="normal" officeooo:rsid="0062a787" style:font-weight-asian="normal" style:font-weight-complex="normal"/>
    </style:style>
    <style:style style:name="T12" style:family="text">
      <style:text-properties fo:font-weight="normal" officeooo:rsid="00649f95" style:font-weight-asian="normal" style:font-weight-complex="normal"/>
    </style:style>
    <style:style style:name="T13" style:family="text">
      <style:text-properties fo:font-weight="normal" officeooo:rsid="0066158f" style:font-weight-asian="normal" style:font-weight-complex="normal"/>
    </style:style>
    <style:style style:name="T14" style:family="text">
      <style:text-properties fo:font-weight="normal" officeooo:rsid="00677838" style:font-weight-asian="normal" style:font-weight-complex="normal"/>
    </style:style>
    <style:style style:name="T15" style:family="text">
      <style:text-properties fo:font-weight="normal" officeooo:rsid="0068e0c3" style:font-weight-asian="normal" style:font-weight-complex="normal"/>
    </style:style>
    <style:style style:name="T16" style:family="text">
      <style:text-properties fo:font-weight="normal" officeooo:rsid="006a1501" style:font-weight-asian="normal" style:font-weight-complex="normal"/>
    </style:style>
    <style:style style:name="T17" style:family="text">
      <style:text-properties fo:font-weight="normal" officeooo:rsid="006e3d6a" style:font-weight-asian="normal" style:font-weight-complex="normal"/>
    </style:style>
    <style:style style:name="T18" style:family="text">
      <style:text-properties fo:font-weight="normal" officeooo:rsid="006faab3" style:font-weight-asian="normal" style:font-weight-complex="normal"/>
    </style:style>
    <style:style style:name="T19" style:family="text">
      <style:text-properties fo:font-weight="normal" officeooo:rsid="0070b096" style:font-weight-asian="normal" style:font-weight-complex="normal"/>
    </style:style>
    <style:style style:name="T20" style:family="text">
      <style:text-properties fo:font-weight="normal" officeooo:rsid="0071aac0" style:font-weight-asian="normal" style:font-weight-complex="normal"/>
    </style:style>
    <style:style style:name="T21" style:family="text">
      <style:text-properties fo:font-weight="normal" officeooo:rsid="00729041" style:font-weight-asian="normal" style:font-weight-complex="normal"/>
    </style:style>
    <style:style style:name="T22" style:family="text">
      <style:text-properties fo:font-weight="normal" officeooo:rsid="00740d16" style:font-weight-asian="normal" style:font-weight-complex="normal"/>
    </style:style>
    <style:style style:name="T23" style:family="text">
      <style:text-properties fo:font-weight="normal" officeooo:rsid="007eaff4" style:font-weight-asian="normal" style:font-weight-complex="normal"/>
    </style:style>
    <style:style style:name="T24" style:family="text">
      <style:text-properties officeooo:rsid="0038afe5"/>
    </style:style>
    <style:style style:name="T25" style:family="text">
      <style:text-properties officeooo:rsid="003fbcea"/>
    </style:style>
    <style:style style:name="T26" style:family="text">
      <style:text-properties officeooo:rsid="005d9f99"/>
    </style:style>
    <style:style style:name="T27" style:family="text">
      <style:text-properties officeooo:rsid="0077fc55"/>
    </style:style>
    <style:style style:name="T28" style:family="text">
      <style:text-properties officeooo:rsid="0079872d"/>
    </style:style>
    <style:style style:name="T29" style:family="text">
      <style:text-properties officeooo:rsid="00799585"/>
    </style:style>
    <style:style style:name="T30" style:family="text">
      <style:text-properties officeooo:rsid="007a44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s3-lxc Project Report</text:p>
      <text:p text:style-name="P1">Michael Albert</text:p>
      <text:p text:style-name="P10">26 May 2017</text:p>
      <text:p text:style-name="P1"/>
      <text:p text:style-name="P4">Overview</text:p>
      <text:p text:style-name="P2"><text:tab/>The aim of the ns3-lxc project is to create a <text:span text:style-name="T1">program that automates and integrates the usage of Linux Containers (LXCs) with the real-time simulation capabilities of ns-3; abstracting away the need for users to write their own ns-3 script, instantiate their own containers, and ease the process of running applications on those containers. The system should be scalable and flexible so as to provide for a variety of end-user requirements. Primary use-cases for ns3-lxc include: testing of network routing protocols, simulation of large-scale, rapidly changing topologies, testing of new ns-3 modules, and website development and testing.</text:span></text:p>
      <text:p text:style-name="P4"/>
      <text:p text:style-name="P4">Scalability</text:p>
      <text:p text:style-name="P11"><text:tab/>The writing of an ns-3 script and instantiation of containers can be a time-consuming process, especially when a variety of network topologies are desired. <text:span text:style-name="T27">Preventing t</text:span>his is accomplished by leveraging the YAML syntax language to allow the user to define topologies in a generic, easy to understand way. Structures defined <text:span text:style-name="T28">in a topology file</text:span> reflect central components of a network topology: node, interface, link, and sub topology. The addition of syntactical rules on top of YAML allows for a system much like object-oriented inheritance. One topology may be instantiated within another using this system, allowing for very large topologies with minimal syntax. One of the key aspects to how ns3-lxc parses these files, and is able to interconnect them, is the usage of network interfaces. Network interfaces are the connection point between a link and a node, typically assigned a MAC address and IP Address. <text:span text:style-name="T29">Connecting one topology to another</text:span> <text:span text:style-name="T29">is accomplished</text:span> by connecting a link to an interface at some level. Thus, instantiated structures interact with other structures by defining if they are interface providers (contain unconnected interfaces), interface acceptors (contain unconnected links), or both. Variable names are assigned to an interface accepted or interface provide<text:span text:style-name="T30">d</text:span>, and are then able to be accessed in the next-highest level (e.g. a topology that instantiates a sub topology containing an accepted or provided interface), and connected as appropriate. In addition, the ns-3 simulator’s mobility module is used to virtually change the relative positions of nodes, which is especially relevant for wireless connections. Allowing each topology and node to define it’s movements, and having them inherit parent topology movement allow for complex movement to be easily achieved. Additionally, to avoid overlapping IP address sub spaces between instantiated sub topologies, the ability to offset a topology’s associated IP addresses is provided.</text:p>
      <text:p text:style-name="P3"/>
      <text:p text:style-name="P5">Extensibility</text:p>
      <text:p text:style-name="P8"><text:tab/><text:span text:style-name="T24">One of the primary goals of ns3-lxc is to make customization as easy as possible, supporting user-defined applications, ns-3 modules, and even containers/nodes. This is enabled by parsing topology files into C++ objects, and then instantiating those objects in a manner defined by the user. For each of the customizable areas (applications, modules, and containers), a parent class is defined with methods – overridden in the user’s implementation – that enable the underlying implementation to operate seamlessly with the generation code.</text:span></text:p>
      <text:p text:style-name="P12"><text:span text:style-name="T25">Current </text:span>Development</text:p>
      <text:p text:style-name="P6"><text:span text:style-name="T2"><text:tab/>The project resides on GitHub, and is undergoing active development. </text:span><text:span text:style-name="T3">A v0.1 release is being targeted for June 2017. </text:span><text:span text:style-name="T4">The v0.1 release is focused on providing the project’s core functionality including:</text:span></text:p>
      <text:list xml:id="list7483581637606596231" text:style-name="L1">
        <text:list-item>
          <text:p text:style-name="P13">YAML topology reading with template support</text:p>
          <text:list>
            <text:list-item>
              <text:p text:style-name="P27"><text:span text:style-name="T4">S</text:span><text:span text:style-name="T2">upporting </text:span><text:span text:style-name="T8">tags for:</text:span></text:p>
              <text:list>
                <text:list-item>
                  <text:p text:style-name="P27"><text:span text:style-name="T2">ifaces </text:span><text:span text:style-name="T9">(interfaces)</text:span><text:span text:style-name="T2">, ifacesProvided, ifacesAccepted</text:span></text:p>
                </text:list-item>
                <text:list-item>
                  <text:p text:style-name="P34"><text:span text:style-name="T2">templates</text:span></text:p>
                </text:list-item>
                <text:list-item>
                  <text:p text:style-name="P14">nodes</text:p>
                </text:list-item>
                <text:list-item>
                  <text:p text:style-name="P15">applications</text:p>
                </text:list-item>
                <text:list-item>
                  <text:p text:style-name="P15">links</text:p>
                </text:list-item>
                <text:list-item>
                  <text:p text:style-name="P14">sub topologies</text:p>
                </text:list-item>
                <text:list-item>
                  <text:p text:style-name="P14">position</text:p>
                </text:list-item>
                <text:list-item>
                  <text:p text:style-name="P14">rotation</text:p>
                </text:list-item>
                <text:list-item>
                  <text:p text:style-name="P16">ip offsets</text:p>
                </text:list-item>
                <text:list-item>
                  <text:p text:style-name="P17">link subnets</text:p>
                </text:list-item>
              </text:list>
            </text:list-item>
          </text:list>
        </text:list-item>
        <text:list-item>
          <text:p text:style-name="P28"><text:span text:style-name="T4">L</text:span><text:span text:style-name="T2">XC, Bridge, and Tap generation</text:span></text:p>
        </text:list-item>
        <text:list-item>
          <text:p text:style-name="P29"><text:span text:style-name="T10">Automated </text:span><text:span text:style-name="T2">ns-3 script writing</text:span></text:p>
        </text:list-item>
        <text:list-item>
          <text:p text:style-name="P29"><text:span text:style-name="T10">ns-3 l</text:span><text:span text:style-name="T2">ink support for the following modules:</text:span></text:p>
          <text:list>
            <text:list-item>
              <text:p text:style-name="P18">Wi-Fi: variable bandwidth and latency</text:p>
            </text:list-item>
            <text:list-item>
              <text:p text:style-name="P18">CSMA: variable bandwidth and latency</text:p>
            </text:list-item>
            <text:list-item>
              <text:p text:style-name="P19">Fixed Mobility</text:p>
            </text:list-item>
            <text:list-item>
              <text:p text:style-name="P19">Waypoint Mobility</text:p>
            </text:list-item>
            <text:list-item>
              <text:p text:style-name="P20">NetAnim</text:p>
            </text:list-item>
          </text:list>
        </text:list-item>
        <text:list-item>
          <text:p text:style-name="P20">Aggregation of simulation output (logs, animations, and pcap files)</text:p>
        </text:list-item>
        <text:list-item>
          <text:p text:style-name="P30"><text:span text:style-name="T2">IPv4 support </text:span><text:span text:style-name="T5">for ifaces and link</text:span><text:span text:style-name="T6">s</text:span></text:p>
        </text:list-item>
        <text:list-item>
          <text:p text:style-name="P21">Set of example topologies</text:p>
        </text:list-item>
        <text:list-item>
          <text:p text:style-name="P31"><text:span text:style-name="T6">A</text:span><text:span text:style-name="T2">utomated testing with various test case topologies</text:span></text:p>
        </text:list-item>
        <text:list-item>
          <text:p text:style-name="P32"><text:span text:style-name="T6">C</text:span><text:span text:style-name="T2">ontainer support for:</text:span></text:p>
          <text:list>
            <text:list-item>
              <text:p text:style-name="P22">Arch Linux, Fedora, and Ubuntu containers</text:p>
            </text:list-item>
            <text:list-item>
              <text:p text:style-name="P23">Instantiation of various container types (e.g. an Ubuntu LXC connected to an Arch LXC)</text:p>
            </text:list-item>
            <text:list-item>
              <text:p text:style-name="P24">User-defined containers/nodes</text:p>
            </text:list-item>
          </text:list>
        </text:list-item>
        <text:list-item>
          <text:p text:style-name="P25">Application support for:</text:p>
          <text:list>
            <text:list-item>
              <text:p text:style-name="P26">Quagga running OSPF</text:p>
            </text:list-item>
            <text:list-item>
              <text:p text:style-name="P33"><text:span text:style-name="T7">G</text:span><text:span text:style-name="T2">eneric package manager applications</text:span></text:p>
            </text:list-item>
            <text:list-item>
              <text:p text:style-name="P24">User-defined applications</text:p>
            </text:list-item>
          </text:list>
        </text:list-item>
      </text:list>
      <text:p text:style-name="P9"/>
      <text:p text:style-name="P7">Future Development</text:p>
      <text:p text:style-name="P9"><text:tab/><text:span text:style-name="T26">Near-future development will focus on solidifying the functionality contained within v0.1, and adding support for more ns-3 modules. Making the YAML parser as easy-to-use and forgiving as possible will be a primary goal for a v0.2 release, as much of the syntax parsing is presently unforgiving (such as using YAML lists vs. maps for different data structures). Also, only a limited set of tags can be overridden at present, and these will be expanded. Synchronizing the start of applications relative to the start of the ns-3 simulation (time-sensitive commands) will be investigated and improved upon in future releases. IPv6 support is also a development priority. An area to be investigated in the </text:span><text:soft-page-break/><text:span text:style-name="T26">coming releases is the distribution of an ns-3 simulation between multiple scripts running side-by-side simultaneously on the same machine, to utilize the power of multi-threading.</text:span></text:p>
      <text:p text:style-name="P7"><text:span text:style-name="T2"><text:tab/></text:span><text:span text:style-name="T12">Beyond the near-future</text:span><text:span text:style-name="T11">, t</text:span><text:span text:style-name="T2">here are many avenues open to expand ns3-lxc into. </text:span><text:span text:style-name="T13">Due to the extremely flexible nature of the project, the use of pure ns-3 nodes will be looked into, as well as the ability to run an </text:span><text:span text:style-name="T23">pure </text:span><text:span text:style-name="T13">event-based ns-3 simulation </text:span><text:span text:style-name="T23">– only </text:span><text:span text:style-name="T13">using ns-3 nodes. </text:span><text:span text:style-name="T14">While this deviates from the original purpose of ns3-lxc, it would be a relatively easy and natural extension of the project. By already allowing the user to define custom nodes/containers, ns3-lxc could very naturally become something to the effect of “ns3-automate” </text:span><text:span text:style-name="T15">instead of being tied to LXC-based simulations (while of course still supporting them).</text:span></text:p>
      <text:p text:style-name="P7"><text:span text:style-name="T15"><text:tab/></text:span><text:span text:style-name="T16">A</text:span><text:span text:style-name="T17">s mentioned previously, the ability to distribute simulations over multiple cores would help handle larger topologies, but barring the use of a super-computer, there are limits to how many containers, applications, and ns-3 scripts can be run simultaneously on the same host machine without significant performance degradation. A potential way to mitigate this would be to distribute the containers and ns-3 scripts across multiple interconnected machines (a cluster). At the very least, this would require development of a controller application to manage distribution and coordination, with a slave application to instantiate nodes/containers and run the ns-3 scripts as required. </text:span><text:span text:style-name="T18">An additional expansion to this framework </text:span><text:span text:style-name="T19">c</text:span><text:span text:style-name="T20">o</text:span><text:span text:style-name="T18">uld be a web-server hosting a topology testing interface.</text:span></text:p>
      <text:p text:style-name="P7"><text:span text:style-name="T18"><text:tab/></text:span><text:span text:style-name="T21">Another growth area for ns3-lxc would be in the automatic allocation of IP address spaces to the defined topology. </text:span><text:span text:style-name="T22">Many enterprise-level networks operate with statically allocated IP address spaces. A tool that automates the assignment of IP Addresses, Subnets, and perhaps even config files would be quite possible with the YAML-based par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2:50:49.649219284</meta:creation-date>
    <dc:date>2017-05-26T13:02:59.937650125</dc:date>
    <meta:editing-duration>PT2H18M9S</meta:editing-duration>
    <meta:editing-cycles>102</meta:editing-cycles>
    <meta:generator>LibreOffice/5.1.6.2$Linux_X86_64 LibreOffice_project/10m0$Build-2</meta:generator>
    <meta:document-statistic meta:table-count="0" meta:image-count="0" meta:object-count="0" meta:page-count="3" meta:paragraph-count="48" meta:word-count="1074" meta:character-count="7000" meta:non-whitespace-character-count="5995"/>
  </office:meta>
</office:document-meta>
</file>